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FICATION</text:p>
      <text:p text:style-name="P2"/>
      <text:p text:style-name="P2"/>
      <text:p text:style-name="P2"/>
      <text:p text:style-name="P2">ETUDIANTS :<text:span text:style-name="T2"> DIALLO ALPHA OUMAR BINTA / JANG YE CHAN</text:span></text:p>
      <text:p text:style-name="P2"><text:span text:style-name="T2"/></text:p>
      <text:p text:style-name="P2">NIVEAU :<text:span text:style-name="T2"> <text:s/>Licence 2 Informatique Paul Sabatier</text:span></text:p>
      <text:p text:style-name="P2"><text:span text:style-name="T2"/></text:p>
      <text:p text:style-name="P2">SUJET :<text:span text:style-name="T2"> Le jeu des Amazones</text:span></text:p>
      <text:p text:style-name="P2"><text:span text:style-name="T2"/></text:p>
      <text:p text:style-name="P1"/>
      <text:p text:style-name="P1">FONCTIONNALITÉS DU JEU :</text:p>
      <text:p text:style-name="P3"/>
      <text:p text:style-name="P6"/>
      <text:p text:style-name="P6">DEFINTION DES PIONS :</text:p>
      <text:p text:style-name="P4"/>
      <text:p text:style-name="P4">Pour cela nous définirons comme suit les pions utilisés durant le jeu à l'aide des define de la bibliothèques du langage C :<text:line-break/><text:line-break/>Nombre de pions noirs NB_NOIR qui équivaut à 4<text:line-break/>Nombre de pions blancs NB_BLANC qui équivaut à 4<text:line-break/>Les pions noirs P_NOIR 'N'<text:line-break/>Les pions blancs P_BLANC 'B'<text:line-break/>La case vide VIDE 'O'<text:line-break/>La flèche FLECHE 'X'<text:line-break/></text:p>
      <text:p text:style-name="P6">STRUCTURE UTILISÉES :</text:p>
      <text:p text:style-name="P6"/>
      <text:p text:style-name="P4">On définira une structure coordonnées dans laquelle on conservera les coordonnées du pion à déplacer. Cette <text:s/>structure comportera une abscisse et une ordonnée. On l'implantera de la manière suivante :<text:line-break/><text:line-break/>struct {<text:line-break/> <text:s text:c="5"/>int abs;<text:line-break/> <text:s text:c="5"/>int ord;<text:line-break/>}coor_amazones;<text:line-break/><text:line-break/>Pour le nombre de case on définira N 10<text:line-break/><text:line-break/>On définira une matrice de type char dans laquelle on va stocker les différents types de pions au cours du jeu,<text:line-break/>elle sera défini de la manière suivante:<text:line-break/><text:line-break/>typedef char MATRICE[N][N];<text:line-break/><text:line-break/>En ce qui concerne les fonctions et les tests, nous allons expliquer en détails en quatre parties :</text:p>
      <text:p text:style-name="P4"/>
      <text:p text:style-name="P5"><text:span text:style-name="T7"/></text:p>
      <text:p text:style-name="P5"><text:span text:style-name="T7"/></text:p>
      <text:p text:style-name="P5"><text:soft-page-break/><text:span text:style-name="T7">FONCTIONS ET TESTS POUR TOUTES LES VERSIONS :</text:span><text:line-break/></text:p>
      <text:p text:style-name="P4">On fera une fonction affichage qui affichera le jeu a chaque tour .<text:line-break/><text:line-break/>On testera si les pions peuvent se déplacer conformément au sujet ( c'est a dire en horizontales, verticale, diagonale ).<text:line-break/><text:line-break/>On testera qu'on ne peut pas déplacer de pion s'il y a quelque chose <text:s/>( pions,barrage) ni la sauter.<text:line-break/><text:line-break/>On testera de même pour les barrages.<text:line-break/><text:line-break/>On devra faire en sorte que le déplacement du barrage se fait en fonction du coup joué pour le pion.<text:line-break/><text:line-break/>On testera que l'ordinateur joue correctement et aléatoirement(c'est a dire sans débordement, sans sauter de pion).<text:line-break/><text:line-break/>On implantera une fonction qui compte et affiche a chaque tour le nombre de cases disponibles.<text:line-break/><text:line-break/>On pourra mettre en place aussi une fonction qui affiche a la fin du jeu le nombre de tour joué jusqu'à la fin du jeu.<text:line-break/><text:line-break/>On implantera une fonction booléenne qui vérifie a chaque tour la fin du jeu c'est a dire qu'il compte le nombre de coups possible qu'il reste pour chaque joueur, et si il n'en reste plus , la fonction renverra vrai.</text:p>
      <text:p text:style-name="P4"/>
      <text:p text:style-name="P5"><text:span text:style-name="T4">FONCTIONS DE TESTS POUR LA VERSION 1:</text:span></text:p>
      <text:p text:style-name="P5"><text:span text:style-name="T4"/></text:p>
      <text:p text:style-name="P4">On mettra en place 2 modes , contre un joueur ou contre un ordinateur en forme de menu.<text:line-break/><text:line-break/>On testera si chaque déplacement est possible, c'est a dire si la case ou on veut placer le pion est vide et si les cases intermédiaires sont toutes libres(vides).<text:line-break/><text:line-break/>On testera de même pour les barrages .<text:line-break/><text:line-break/>Pour cela on mettra en place une fonction qui calcule et renvoie a partir de la position initiale du pion, toutes les dernières cases libres pour les directions NORD , SUD , EST , OUEST , NORD-EST , NORD-OUEST , SUD-EST, SUD-OUEST.<text:line-break/><text:line-break/>On implantera une fonction de sauvegarde et de chargement pour la sauvegarde de la partie et <text:s/>du chargement d'un niveau, pour que l'utilisateur puisse revenir sur les coups déjà joués et d'y naviguer à sa guise.</text:p>
      <text:p text:style-name="P4"/>
      <text:p text:style-name="P5"><text:span text:style-name="T4">FONTIONS ET TESTS POUR LA VERSION 2:</text:span></text:p>
      <text:p text:style-name="P5"><text:span text:style-name="T4"/></text:p>
      <text:p text:style-name="P7">Pour cette version , on doit vérifier avant tout , la bonne inclusion de la bibliothèque ncurses.h.<text:line-break/><text:line-break/>Il faudra vérifier que notre structure dynamique pour les fonctions de sauvegarde et de chargement marchent bien pour pouvoir <text:s/>permettre à l'utilisateur de revenir en arrière dans une partie et d'y naviguer à sa guise dans les coups joués précédemment.</text:p>
      <text:p text:style-name="P4"><text:line-break/>Il faudra vérifier que la fonction de sauvegarde est bien implanté pour la sauvegarde d'une partie, et toute l'historique dans un fichier texte.<text:line-break/><text:soft-page-break/></text:p>
      <text:p text:style-name="P5"><text:span text:style-name="T4">FONCTIONS ET TESTS POUR LA VERSION 3:</text:span></text:p>
      <text:p text:style-name="P5"><text:span text:style-name="T4"/></text:p>
      <text:p text:style-name="P4">Sur cette version on doit tester que les joueurs peuvent être informés que les amazones sont isolées.<text:line-break/><text:line-break/>Vérifier que la machine ne joue plus au hasard mais selon une stratégie.<text:line-break/><text:line-break/>On essaiera d'afficher en mode graphique le jeu en utilisant la bibliothèque SDL.<text:line-break/><text:lin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pha </meta:initial-creator>
    <meta:creation-date>2011-02-20T14:08:33.21</meta:creation-date>
    <dc:date>2011-02-20T14:31:19.47</dc:date>
    <dc:creator>alpha </dc:creator>
    <meta:editing-duration>PT00H22M36S</meta:editing-duration>
    <meta:editing-cycles>20</meta:editing-cycles>
    <meta:generator>OpenOffice.org/3.2$Win32 OpenOffice.org_project/320m12$Build-9483</meta:generator>
    <meta:document-statistic meta:table-count="0" meta:image-count="0" meta:object-count="0" meta:page-count="3" meta:paragraph-count="18" meta:word-count="651" meta:character-count="3742"/>
  </office:meta>
</office:document-meta>
</file>